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mbria1" svg:font-family="Cambria"/>
    <style:font-face style:name="NimbusSans1" svg:font-family="NimbusSans"/>
    <style:font-face style:name="Verdana1" svg:font-family="Verdana"/>
    <style:font-face style:name="Calibri" svg:font-family="Calibri" style:font-pitch="variable"/>
    <style:font-face style:name="Cambria" svg:font-family="Cambria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imbusSans" svg:font-family="NimbusSans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f7f7f" draw:opacity="50%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08cm" svg:stroke-color="#000000" draw:stroke-linejoin="round" svg:stroke-linecap="round" draw:fill="solid" draw:fill-color="#ffffff" fo:padding-top="0.004cm" fo:padding-bottom="0.004cm" fo:padding-left="0.004cm" fo:padding-right="0.004cm"/>
    </style:style>
    <style:style style:name="gr8" style:family="graphic" style:parent-style-name="standard">
      <style:graphic-properties draw:stroke="solid" svg:stroke-width="0.035cm" svg:stroke-color="#000000" draw:stroke-linejoin="round" svg:stroke-linecap="round" draw:fill="solid" draw:fill-color="#ffffff" fo:padding-top="0.017cm" fo:padding-bottom="0.017cm" fo:padding-left="0.017cm" fo:padding-right="0.017cm"/>
    </style:style>
    <style:style style:name="P1" style:family="paragraph">
      <loext:graphic-properties draw:fill="solid" draw:fill-color="#7f7f7f" draw:opacity="50%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style:font-name="Verdana1" fo:font-size="10.6000003814697pt" style:font-size-asian="10.6000003814697pt" style:font-name-complex="Verdana1" style:font-size-complex="10.6000003814697pt"/>
    </style:style>
    <style:style style:name="T2" style:family="text">
      <style:text-properties fo:color="#000000" style:font-name="Calibri1" fo:font-size="8pt" fo:font-weight="bold" style:font-size-asian="8pt" style:font-name-complex="Calibri1" style:font-size-complex="8pt" style:font-weight-complex="bold"/>
    </style:style>
    <style:style style:name="T3" style:family="text">
      <style:text-properties fo:color="#000000" style:font-name="Calibri1" fo:font-size="8pt" style:font-size-asian="8pt" style:font-name-complex="Calibri1" style:font-size-complex="8pt"/>
    </style:style>
    <style:style style:name="T4" style:family="text">
      <style:text-properties fo:color="#000000" style:font-name="Cambria1" fo:font-size="10.6000003814697pt" style:font-size-asian="10.6000003814697pt" style:font-name-complex="Cambria1" style:font-size-complex="10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.126cm" svg:height="1.551cm" svg:x="12.098cm" svg:y="11.712cm" svg:viewBox="0 0 1127 1552" svg:d="M417 125c-2 2-5 5-7 7-20 11-43 26-72 45-28 19-52 39-70 57-59 58-88 113-88 164 0 53 34 113 102 181 9 9 18 19 28 28 81-82 163-163 244-244 38 38 76 76 114 114-79 80-159 160-239 241 232 232 466 465 698 698-45 45-90 91-135 136-234-234-466-467-699-699-31 30-61 61-91 91-39-38-77-76-115-115 30-30 61-60 91-91-9-9-18-18-27-27-96-97-146-195-151-294s39-193 129-283c30-31 59-57 86-78s53-40 77-56c42 41 83 83 125 125z">
          <text:p/>
        </draw:path>
        <draw:path draw:style-name="gr1" draw:text-style-name="P1" draw:layer="layout" svg:width="1.235cm" svg:height="1.235cm" svg:x="12.504cm" svg:y="11.515cm" svg:viewBox="0 0 1236 1236" svg:d="M294 142c-51 51-102 103-152 153-48-47-95-95-142-143 50-50 101-101 152-152 47 47 95 94 142 142zM1236 1100c-45 46-90 91-136 136-271-271-542-542-814-813 45-45 91-90 136-136 272 271 543 542 814 813z">
          <text:p/>
        </draw:path>
        <draw:polygon draw:style-name="gr2" draw:text-style-name="P2" draw:layer="layout" svg:width="17.305cm" svg:height="0.025cm" svg:x="1.849cm" svg:y="1.499cm" svg:viewBox="0 0 17306 26" draw:points="0,0 17306,0 17306,26 0,26">
          <text:p/>
        </draw:polygon>
        <draw:frame draw:style-name="gr3" draw:text-style-name="P4" draw:layer="layout" svg:width="2.5cm" svg:height="0.437cm" svg:x="1.901cm" svg:y="1.039cm">
          <draw:text-box>
            <text:p text:style-name="P3"><text:span text:style-name="T1">RK3399 TRM </text:span></text:p>
          </draw:text-box>
        </draw:frame>
        <draw:polygon draw:style-name="gr4" draw:text-style-name="P5" draw:layer="layout" svg:width="4.49cm" svg:height="1.637cm" svg:x="3.858cm" svg:y="1.881cm" svg:viewBox="0 0 4491 1638" draw:points="0,0 4491,0 4491,1638 0,1638">
          <text:p/>
        </draw:polygon>
        <draw:polygon draw:style-name="gr5" draw:text-style-name="P6" draw:layer="layout" svg:width="5.18cm" svg:height="1.637cm" svg:x="3.858cm" svg:y="1.881cm" svg:viewBox="0 0 5181 1638" draw:points="0,1638 5181,1638 5181,0 0,0">
          <text:p/>
        </draw:polygon>
        <draw:frame draw:style-name="gr6" draw:text-style-name="P7" draw:layer="layout" svg:width="4.717cm" svg:height="0.331cm" svg:x="4.198cm" svg:y="2.185cm">
          <draw:text-box>
            <text:p text:style-name="P3"><text:span text:style-name="T2"><text:s text:c="3"/></text:span><text:span text:style-name="T3">Cortex</text:span><text:span text:style-name="T2">­</text:span><text:span text:style-name="T3">A53</text:span><text:span text:style-name="T2"> </text:span><text:span text:style-name="T3">get</text:span><text:span text:style-name="T2"> </text:span><text:span text:style-name="T3">first</text:span><text:span text:style-name="T2"> </text:span><text:span text:style-name="T3">instruction</text:span><text:span text:style-name="T2"> </text:span></text:p>
          </draw:text-box>
        </draw:frame>
        <draw:frame draw:style-name="gr6" draw:text-style-name="P7" draw:layer="layout" svg:width="3.646cm" svg:height="0.331cm" svg:x="4.661cm" svg:y="2.523cm">
          <draw:text-box>
            <text:p text:style-name="P3"><text:span text:style-name="T3">from</text:span><text:span text:style-name="T2"> </text:span><text:span text:style-name="T3">address</text:span><text:span text:style-name="T2"> </text:span><text:span text:style-name="T3">0xffff0000,</text:span><text:span text:style-name="T2"> </text:span></text:p>
          </draw:text-box>
        </draw:frame>
        <draw:polygon draw:style-name="gr4" draw:text-style-name="P5" draw:layer="layout" svg:width="3.381cm" svg:height="0.818cm" svg:x="4.413cm" svg:y="7.98cm" svg:viewBox="0 0 3382 819" draw:points="0,0 3382,0 3382,819 0,819">
          <text:p/>
        </draw:polygon>
        <draw:polygon draw:style-name="gr5" draw:text-style-name="P6" draw:layer="layout" svg:width="3.381cm" svg:height="0.818cm" svg:x="4.413cm" svg:y="7.98cm" svg:viewBox="0 0 3382 819" draw:points="0,819 3382,819 3382,0 0,0">
          <text:p/>
        </draw:polygon>
        <draw:frame draw:style-name="gr6" draw:text-style-name="P7" draw:layer="layout" svg:width="2.964cm" svg:height="0.331cm" svg:x="4.884cm" svg:y="2.861cm">
          <draw:text-box>
            <text:p text:style-name="P3"><text:span text:style-name="T3">romcode</text:span><text:span text:style-name="T2"> </text:span><text:span text:style-name="T3">start</text:span><text:span text:style-name="T2"> </text:span><text:span text:style-name="T3">to</text:span><text:span text:style-name="T2"> </text:span><text:span text:style-name="T3">run</text:span></text:p>
          </draw:text-box>
        </draw:frame>
        <draw:frame draw:style-name="gr6" draw:text-style-name="P7" draw:layer="layout" svg:width="3.197cm" svg:height="0.331cm" svg:x="4.86cm" svg:y="8.042cm">
          <draw:text-box>
            <text:p text:style-name="P3"><text:span text:style-name="T3">Check</text:span><text:span text:style-name="T2"> </text:span><text:span text:style-name="T3">ID</text:span><text:span text:style-name="T2"> </text:span><text:span text:style-name="T3">BLOCK</text:span><text:span text:style-name="T2"> </text:span><text:span text:style-name="T3">from</text:span><text:span text:style-name="T2"> </text:span></text:p>
          </draw:text-box>
        </draw:frame>
        <draw:line draw:style-name="gr5" draw:text-style-name="P6" draw:layer="layout" svg:x1="6.103cm" svg:y1="3.518cm" svg:x2="6.103cm" svg:y2="4.019cm">
          <text:p/>
        </draw:line>
        <draw:path draw:style-name="gr2" draw:text-style-name="P2" draw:layer="layout" svg:width="0.264cm" svg:height="0.264cm" svg:x="5.971cm" svg:y="3.94cm" svg:viewBox="0 0 265 265" svg:d="M132 265l-132-265 5 9c78 39 170 39 249 0l11-9z">
          <text:p/>
        </draw:path>
        <draw:polygon draw:style-name="gr4" draw:text-style-name="P5" draw:layer="layout" svg:width="3.698cm" svg:height="0.925cm" svg:x="4.254cm" svg:y="9.722cm" svg:viewBox="0 0 3699 926" draw:points="0,476 1850,0 3699,476 1850,926">
          <text:p/>
        </draw:polygon>
        <draw:polygon draw:style-name="gr5" draw:text-style-name="P6" draw:layer="layout" svg:width="3.698cm" svg:height="0.924cm" svg:x="4.254cm" svg:y="9.722cm" svg:viewBox="0 0 3699 925" draw:points="0,476 1850,0 3699,476 1850,925">
          <text:p/>
        </draw:polygon>
        <draw:frame draw:style-name="gr6" draw:text-style-name="P7" draw:layer="layout" svg:width="3.396cm" svg:height="0.331cm" svg:x="4.726cm" svg:y="8.38cm">
          <draw:text-box>
            <text:p text:style-name="P3"><text:span text:style-name="T3">external</text:span><text:span text:style-name="T2"> </text:span><text:span text:style-name="T3">SPI</text:span><text:span text:style-name="T2"> </text:span><text:span text:style-name="T3">Nand</text:span><text:span text:style-name="T2"> </text:span><text:span text:style-name="T3">Flash</text:span></text:p>
          </draw:text-box>
        </draw:frame>
        <draw:polygon draw:style-name="gr7" draw:text-style-name="P5" draw:layer="layout" svg:width="9.091cm" svg:height="1.796cm" svg:x="10.488cm" svg:y="11.28cm" svg:viewBox="0 0 9092 1797" draw:points="0,1797 9092,1797 9092,0 0,0">
          <text:p/>
        </draw:polygon>
        <draw:frame draw:style-name="gr6" draw:text-style-name="P7" draw:layer="layout" svg:width="2.622cm" svg:height="0.331cm" svg:x="5.049cm" svg:y="10.015cm">
          <draw:text-box>
            <text:p text:style-name="P3"><text:span text:style-name="T3">ID</text:span><text:span text:style-name="T2"> </text:span><text:span text:style-name="T3">BLOCK</text:span><text:span text:style-name="T2"> </text:span><text:span text:style-name="T3">correct?</text:span></text:p>
          </draw:text-box>
        </draw:frame>
        <draw:frame draw:style-name="gr6" draw:text-style-name="P7" draw:layer="layout" svg:width="8.859cm" svg:height="0.331cm" svg:x="10.533cm" svg:y="11.496cm">
          <draw:text-box>
            <text:p text:style-name="P3"><text:span text:style-name="T3">1</text:span><text:span text:style-name="T3">.</text:span><text:span text:style-name="T3">R</text:span><text:span text:style-name="T3">e</text:span><text:span text:style-name="T3">a</text:span><text:span text:style-name="T3">d</text:span><text:span text:style-name="T2"> </text:span><text:span text:style-name="T3">2</text:span><text:span text:style-name="T3">n</text:span><text:span text:style-name="T3">K</text:span><text:span text:style-name="T2"> </text:span><text:span text:style-name="T3">S</text:span><text:span text:style-name="T3">D</text:span><text:span text:style-name="T3">R</text:span><text:span text:style-name="T3">A</text:span><text:span text:style-name="T3">M</text:span><text:span text:style-name="T2"> </text:span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z</text:span><text:span text:style-name="T3">a</text:span><text:span text:style-name="T3">ti</text:span><text:span text:style-name="T3">o</text:span><text:span text:style-name="T3">n</text:span><text:span text:style-name="T2"> </text:span><text:span text:style-name="T3">i</text:span><text:span text:style-name="T3">m</text:span><text:span text:style-name="T3">a</text:span><text:span text:style-name="T3">g</text:span><text:span text:style-name="T3">e</text:span><text:span text:style-name="T2"> </text:span><text:span text:style-name="T3">c</text:span><text:span text:style-name="T3">o</text:span><text:span text:style-name="T3">d</text:span><text:span text:style-name="T3">e</text:span><text:span text:style-name="T2"> </text:span><text:span text:style-name="T3">t</text:span><text:span text:style-name="T3">o</text:span><text:span text:style-name="T2"> </text:span><text:span text:style-name="T3">i</text:span><text:span text:style-name="T3">n</text:span><text:span text:style-name="T3">t</text:span><text:span text:style-name="T3">e</text:span><text:span text:style-name="T3">r</text:span><text:span text:style-name="T3">n</text:span><text:span text:style-name="T3">a</text:span><text:span text:style-name="T3">l</text:span><text:span text:style-name="T2"> </text:span><text:span text:style-name="T3">S</text:span><text:span text:style-name="T3">R</text:span><text:span text:style-name="T3">A</text:span><text:span text:style-name="T3">M</text:span></text:p>
          </draw:text-box>
        </draw:frame>
        <draw:frame draw:style-name="gr6" draw:text-style-name="P7" draw:layer="layout" svg:width="5.741cm" svg:height="0.331cm" svg:x="10.533cm" svg:y="11.834cm">
          <draw:text-box>
            <text:p text:style-name="P3"><text:span text:style-name="T3">2.Run</text:span><text:span text:style-name="T2"> </text:span><text:span text:style-name="T3">boot</text:span><text:span text:style-name="T2"> </text:span><text:span text:style-name="T3">code</text:span><text:span text:style-name="T2"> </text:span><text:span text:style-name="T3">to</text:span><text:span text:style-name="T2"> </text:span><text:span text:style-name="T3">do</text:span><text:span text:style-name="T2"> </text:span><text:span text:style-name="T3">DDR</text:span><text:span text:style-name="T2"> </text:span><text:span text:style-name="T3">initializati</text:span><text:span text:style-name="T3">on</text:span></text:p>
          </draw:text-box>
        </draw:frame>
        <draw:frame draw:style-name="gr6" draw:text-style-name="P7" draw:layer="layout" svg:width="4.094cm" svg:height="0.331cm" svg:x="10.533cm" svg:y="12.172cm">
          <draw:text-box>
            <text:p text:style-name="P3"><text:span text:style-name="T3">3.Transfer</text:span><text:span text:style-name="T2"> </text:span><text:span text:style-name="T3">boot</text:span><text:span text:style-name="T2"> </text:span><text:span text:style-name="T3">code</text:span><text:span text:style-name="T2"> </text:span><text:span text:style-name="T3">to</text:span><text:span text:style-name="T2"> </text:span><text:span text:style-name="T3">DDR</text:span></text:p>
          </draw:text-box>
        </draw:frame>
        <draw:line draw:style-name="gr5" draw:text-style-name="P6" draw:layer="layout" svg:x1="6.103cm" svg:y1="8.798cm" svg:x2="6.103cm" svg:y2="9.538cm">
          <text:p/>
        </draw:line>
        <draw:path draw:style-name="gr2" draw:text-style-name="P2" draw:layer="layout" svg:width="0.264cm" svg:height="0.237cm" svg:x="5.971cm" svg:y="9.485cm" svg:viewBox="0 0 265 238" svg:d="M132 238l-132-238 8 1c78 40 170 40 249 1l8-2z">
          <text:p/>
        </draw:path>
        <draw:line draw:style-name="gr5" draw:text-style-name="P6" draw:layer="layout" svg:x1="6.103cm" svg:y1="10.646cm" svg:x2="6.103cm" svg:y2="11.597cm">
          <text:p/>
        </draw:line>
        <draw:path draw:style-name="gr2" draw:text-style-name="P2" draw:layer="layout" svg:width="0.264cm" svg:height="0.249cm" svg:x="5.971cm" svg:y="11.533cm" svg:viewBox="0 0 265 250" svg:d="M132 250l-132-239 7-11c79 39 170 39 249 0l9 11z">
          <text:p/>
        </draw:path>
        <draw:frame draw:style-name="gr6" draw:text-style-name="P7" draw:layer="layout" svg:width="2.347cm" svg:height="0.331cm" svg:x="10.533cm" svg:y="12.51cm">
          <draw:text-box>
            <text:p text:style-name="P3"><text:span text:style-name="T3">4.Run</text:span><text:span text:style-name="T2"> </text:span><text:span text:style-name="T3">boot</text:span><text:span text:style-name="T2"> </text:span><text:span text:style-name="T3">code</text:span></text:p>
          </draw:text-box>
        </draw:frame>
        <draw:polygon draw:style-name="gr8" draw:text-style-name="P5" draw:layer="layout" svg:width="3.302cm" svg:height="1.003cm" svg:x="4.439cm" svg:y="11.782cm" svg:viewBox="0 0 3303 1004" draw:points="0,1004 3303,1004 3303,0 0,0">
          <text:p/>
        </draw:polygon>
        <draw:frame draw:style-name="gr6" draw:text-style-name="P7" draw:layer="layout" svg:width="0.497cm" svg:height="0.331cm" svg:x="8.428cm" svg:y="9.758cm">
          <draw:text-box>
            <text:p text:style-name="P3"><text:span text:style-name="T3">Yes</text:span></text:p>
          </draw:text-box>
        </draw:frame>
        <draw:frame draw:style-name="gr6" draw:text-style-name="P7" draw:layer="layout" svg:width="3.197cm" svg:height="0.331cm" svg:x="4.855cm" svg:y="11.934cm">
          <draw:text-box>
            <text:p text:style-name="P3"><text:span text:style-name="T3">Check</text:span><text:span text:style-name="T2"> </text:span><text:span text:style-name="T3">ID</text:span><text:span text:style-name="T2"> </text:span><text:span text:style-name="T3">BLOCK</text:span><text:span text:style-name="T2"> </text:span><text:span text:style-name="T3">from</text:span><text:span text:style-name="T2"> </text:span></text:p>
          </draw:text-box>
        </draw:frame>
        <draw:polygon draw:style-name="gr4" draw:text-style-name="P5" draw:layer="layout" svg:width="3.302cm" svg:height="1.003cm" svg:x="4.439cm" svg:y="15.769cm" svg:viewBox="0 0 3303 1004" draw:points="0,0 3303,0 3303,1004 0,1004">
          <text:p/>
        </draw:polygon>
        <draw:polygon draw:style-name="gr5" draw:text-style-name="P6" draw:layer="layout" svg:width="3.302cm" svg:height="1.003cm" svg:x="4.439cm" svg:y="15.769cm" svg:viewBox="0 0 3303 1004" draw:points="0,1004 3303,1004 3303,0 0,0">
          <text:p/>
        </draw:polygon>
        <draw:frame draw:style-name="gr6" draw:text-style-name="P7" draw:layer="layout" svg:width="3.173cm" svg:height="0.331cm" svg:x="4.777cm" svg:y="12.272cm">
          <draw:text-box>
            <text:p text:style-name="P3"><text:span text:style-name="T3">external</text:span><text:span text:style-name="T2"> </text:span><text:span text:style-name="T3">eMMC</text:span><text:span text:style-name="T2"> </text:span><text:span text:style-name="T3">device</text:span></text:p>
          </draw:text-box>
        </draw:frame>
        <draw:frame draw:style-name="gr6" draw:text-style-name="P7" draw:layer="layout" svg:width="3.197cm" svg:height="0.331cm" svg:x="4.857cm" svg:y="15.926cm">
          <draw:text-box>
            <text:p text:style-name="P3"><text:span text:style-name="T3">Check</text:span><text:span text:style-name="T2"> </text:span><text:span text:style-name="T3">ID</text:span><text:span text:style-name="T2"> </text:span><text:span text:style-name="T3">BLOCK</text:span><text:span text:style-name="T2"> </text:span><text:span text:style-name="T3">from</text:span><text:span text:style-name="T2"> </text:span></text:p>
          </draw:text-box>
        </draw:frame>
        <draw:frame draw:style-name="gr6" draw:text-style-name="P7" draw:layer="layout" svg:width="3.194cm" svg:height="0.331cm" svg:x="4.757cm" svg:y="16.264cm">
          <draw:text-box>
            <text:p text:style-name="P3"><text:span text:style-name="T3">external</text:span><text:span text:style-name="T2"> </text:span><text:span text:style-name="T3">SD/MMC</text:span><text:span text:style-name="T2"> </text:span><text:span text:style-name="T3">card</text:span></text:p>
          </draw:text-box>
        </draw:frame>
        <draw:line draw:style-name="gr5" draw:text-style-name="P6" draw:layer="layout" svg:x1="6.103cm" svg:y1="12.785cm" svg:x2="6.103cm" svg:y2="13.577cm">
          <text:p/>
        </draw:line>
        <draw:path draw:style-name="gr2" draw:text-style-name="P2" draw:layer="layout" svg:width="0.249cm" svg:height="0.264cm" svg:x="5.971cm" svg:y="13.524cm" svg:viewBox="0 0 250 265" svg:d="M133 265l-133-265 1 5c78 39 171 38 249-1l-11-4z">
          <text:p/>
        </draw:path>
        <draw:line draw:style-name="gr5" draw:text-style-name="P6" draw:layer="layout" svg:x1="6.103cm" svg:y1="14.686cm" svg:x2="6.103cm" svg:y2="15.584cm">
          <text:p/>
        </draw:line>
        <draw:path draw:style-name="gr2" draw:text-style-name="P2" draw:layer="layout" svg:width="0.249cm" svg:height="0.245cm" svg:x="5.971cm" svg:y="15.524cm" svg:viewBox="0 0 250 246" svg:d="M133 246l-133-239 1-7c78 39 171 39 249 0l-11 7z">
          <text:p/>
        </draw:path>
        <draw:line draw:style-name="gr5" draw:text-style-name="P6" draw:layer="layout" svg:x1="6.103cm" svg:y1="18.462cm" svg:x2="6.103cm" svg:y2="19.069cm">
          <text:p/>
        </draw:line>
        <draw:path draw:style-name="gr2" draw:text-style-name="P2" draw:layer="layout" svg:width="0.249cm" svg:height="0.238cm" svg:x="5.971cm" svg:y="19.016cm" svg:viewBox="0 0 250 239" svg:d="M133 239l-133-239 1 1c78 39 171 39 249 0l-11-1z">
          <text:p/>
        </draw:path>
        <draw:polyline draw:style-name="gr5" draw:text-style-name="P6" draw:layer="layout" svg:width="4.042cm" svg:height="0.924cm" svg:x="7.952cm" svg:y="10.171cm" svg:viewBox="0 0 4043 925" draw:points="0,0 4043,0 4043,925">
          <text:p/>
        </draw:polyline>
        <draw:path draw:style-name="gr2" draw:text-style-name="P2" draw:layer="layout" svg:width="0.25cm" svg:height="0.264cm" svg:x="11.876cm" svg:y="11.016cm" svg:viewBox="0 0 251 265" svg:d="M118 265l-106-265-12 6c78 40 170 40 249 0l2-6z">
          <text:p/>
        </draw:path>
        <draw:polyline draw:style-name="gr5" draw:text-style-name="P6" draw:layer="layout" svg:width="5.732cm" svg:height="4.753cm" svg:x="7.926cm" svg:y="13.26cm" svg:viewBox="0 0 5733 4754" draw:points="0,4754 5733,4754 5733,0">
          <text:p/>
        </draw:polyline>
        <draw:path draw:style-name="gr2" draw:text-style-name="P2" draw:layer="layout" svg:width="0.265cm" svg:height="0.25cm" svg:x="13.525cm" svg:y="13.076cm" svg:viewBox="0 0 266 251" svg:d="M134 0l132 237-9 14c-78-40-170-40-249 0l-8-14z">
          <text:p/>
        </draw:path>
        <draw:line draw:style-name="gr5" draw:text-style-name="P6" draw:layer="layout" svg:x1="6.103cm" svg:y1="16.772cm" svg:x2="6.103cm" svg:y2="17.379cm">
          <text:p/>
        </draw:line>
        <draw:path draw:style-name="gr2" draw:text-style-name="P2" draw:layer="layout" svg:width="0.25cm" svg:height="0.244cm" svg:x="5.971cm" svg:y="17.32cm" svg:viewBox="0 0 251 245" svg:d="M133 245l-133-239 2-5c78 39 171 39 249-1l-12 6z">
          <text:p/>
        </draw:path>
        <draw:polygon draw:style-name="gr4" draw:text-style-name="P5" draw:layer="layout" svg:width="7.395cm" svg:height="2.35cm" svg:x="2.406cm" svg:y="21.155cm" svg:viewBox="0 0 7396 2351" draw:points="0,0 7396,0 7396,2351 0,2351">
          <text:p/>
        </draw:polygon>
        <draw:polygon draw:style-name="gr5" draw:text-style-name="P6" draw:layer="layout" svg:width="7.395cm" svg:height="2.35cm" svg:x="2.406cm" svg:y="21.155cm" svg:viewBox="0 0 7396 2351" draw:points="0,2351 7396,2351 7396,0 0,0">
          <text:p/>
        </draw:polygon>
        <draw:frame draw:style-name="gr6" draw:text-style-name="P7" draw:layer="layout" svg:width="0.387cm" svg:height="0.331cm" svg:x="6.256cm" svg:y="10.706cm">
          <draw:text-box>
            <text:p text:style-name="P3"><text:span text:style-name="T3">No</text:span></text:p>
          </draw:text-box>
        </draw:frame>
        <draw:frame draw:style-name="gr6" draw:text-style-name="P7" draw:layer="layout" svg:width="6.562cm" svg:height="0.331cm" svg:x="2.437cm" svg:y="21.302cm">
          <draw:text-box>
            <text:p text:style-name="P3"><text:span text:style-name="T3">1.Wait</text:span><text:span text:style-name="T2"> </text:span><text:span text:style-name="T3">request</text:span><text:span text:style-name="T2"> </text:span><text:span text:style-name="T3">for</text:span><text:span text:style-name="T2"> </text:span><text:span text:style-name="T3">download</text:span><text:span text:style-name="T2"> </text:span><text:span text:style-name="T3">DDR</text:span><text:span text:style-name="T2"> </text:span><text:span text:style-name="T3">image</text:span><text:span text:style-name="T2"> </text:span><text:span text:style-name="T3">code</text:span></text:p>
          </draw:text-box>
        </draw:frame>
        <draw:frame draw:style-name="gr6" draw:text-style-name="P7" draw:layer="layout" svg:width="6.676cm" svg:height="0.331cm" svg:x="2.437cm" svg:y="21.64cm">
          <draw:text-box>
            <text:p text:style-name="P3"><text:span text:style-name="T3">2.Download</text:span><text:span text:style-name="T2"> </text:span><text:span text:style-name="T3">DDR</text:span><text:span text:style-name="T2"> </text:span><text:span text:style-name="T3">image</text:span><text:span text:style-name="T2"> </text:span><text:span text:style-name="T3">code</text:span><text:span text:style-name="T2"> </text:span><text:span text:style-name="T3">to</text:span><text:span text:style-name="T2"> </text:span><text:span text:style-name="T3">internal</text:span><text:span text:style-name="T2"> </text:span><text:span text:style-name="T3">SRAM</text:span></text:p>
          </draw:text-box>
        </draw:frame>
        <draw:frame draw:style-name="gr6" draw:text-style-name="P7" draw:layer="layout" svg:width="3.329cm" svg:height="0.331cm" svg:x="2.437cm" svg:y="21.978cm">
          <draw:text-box>
            <text:p text:style-name="P3"><text:span text:style-name="T3">3.Run</text:span><text:span text:style-name="T2"> </text:span><text:span text:style-name="T3">DDR</text:span><text:span text:style-name="T2"> </text:span><text:span text:style-name="T3">image</text:span><text:span text:style-name="T2"> </text:span><text:span text:style-name="T3">code</text:span></text:p>
          </draw:text-box>
        </draw:frame>
        <draw:frame draw:style-name="gr6" draw:text-style-name="P7" draw:layer="layout" svg:width="6.825cm" svg:height="0.331cm" svg:x="2.437cm" svg:y="22.316cm">
          <draw:text-box>
            <text:p text:style-name="P3"><text:span text:style-name="T3">4.Wait</text:span><text:span text:style-name="T2"> </text:span><text:span text:style-name="T3">request</text:span><text:span text:style-name="T2"> </text:span><text:span text:style-name="T3">for</text:span><text:span text:style-name="T2"> </text:span><text:span text:style-name="T3">download</text:span><text:span text:style-name="T2"> </text:span><text:span text:style-name="T3">loader</text:span><text:span text:style-name="T2"> </text:span><text:span text:style-name="T3">image</text:span><text:span text:style-name="T2"> </text:span><text:span text:style-name="T3">code</text:span></text:p>
          </draw:text-box>
        </draw:frame>
        <draw:frame draw:style-name="gr6" draw:text-style-name="P7" draw:layer="layout" svg:width="5.568cm" svg:height="0.331cm" svg:x="2.437cm" svg:y="22.654cm">
          <draw:text-box>
            <text:p text:style-name="P3"><text:span text:style-name="T3">5.Download</text:span><text:span text:style-name="T2"> </text:span><text:span text:style-name="T3">loader</text:span><text:span text:style-name="T2"> </text:span><text:span text:style-name="T3">image</text:span><text:span text:style-name="T2"> </text:span><text:span text:style-name="T3">code</text:span><text:span text:style-name="T2"> </text:span><text:span text:style-name="T3">to</text:span><text:span text:style-name="T2"> </text:span><text:span text:style-name="T3">DDR</text:span></text:p>
          </draw:text-box>
        </draw:frame>
        <draw:polygon draw:style-name="gr4" draw:text-style-name="P5" draw:layer="layout" svg:width="3.302cm" svg:height="0.897cm" svg:x="4.439cm" svg:y="19.228cm" svg:viewBox="0 0 3303 898" draw:points="0,0 3303,0 3303,898 0,898">
          <text:p/>
        </draw:polygon>
        <draw:polygon draw:style-name="gr5" draw:text-style-name="P6" draw:layer="layout" svg:width="3.302cm" svg:height="0.897cm" svg:x="4.439cm" svg:y="19.228cm" svg:viewBox="0 0 3303 898" draw:points="0,898 3303,898 3303,0 0,0">
          <text:p/>
        </draw:polygon>
        <draw:frame draw:style-name="gr6" draw:text-style-name="P7" draw:layer="layout" svg:width="2.809cm" svg:height="0.331cm" svg:x="2.437cm" svg:y="22.992cm">
          <draw:text-box>
            <text:p text:style-name="P3"><text:span text:style-name="T3">6.Run</text:span><text:span text:style-name="T2"> </text:span><text:span text:style-name="T3">loader</text:span><text:span text:style-name="T2"> </text:span><text:span text:style-name="T3">image</text:span></text:p>
          </draw:text-box>
        </draw:frame>
        <draw:line draw:style-name="gr5" draw:text-style-name="P6" draw:layer="layout" svg:x1="6.103cm" svg:y1="20.125cm" svg:x2="6.103cm" svg:y2="20.97cm">
          <text:p/>
        </draw:line>
        <draw:path draw:style-name="gr2" draw:text-style-name="P2" draw:layer="layout" svg:width="0.248cm" svg:height="0.264cm" svg:x="5.971cm" svg:y="20.891cm" svg:viewBox="0 0 249 265" svg:d="M133 265l-133-265v12c78 39 171 39 249 0l-10-12z">
          <text:p/>
        </draw:path>
        <draw:path draw:style-name="gr4" draw:text-style-name="P5" draw:layer="layout" svg:width="4.427cm" svg:height="1.397cm" svg:x="12.379cm" svg:y="21.675cm" svg:viewBox="0 0 4428 1398" svg:d="M0 698c0-385 991-698 2214-698s2214 313 2214 698c0 386-991 700-2214 700s-2214-314-2214-700z">
          <text:p/>
        </draw:path>
        <draw:path draw:style-name="gr5" draw:text-style-name="P6" draw:layer="layout" svg:width="4.427cm" svg:height="1.397cm" svg:x="12.379cm" svg:y="21.675cm" svg:viewBox="0 0 4428 1398" svg:d="M0 698c0-385 991-698 2214-698s2214 313 2214 698c0 386-991 700-2214 700s-2214-314-2214-700z">
          <text:p/>
        </draw:path>
        <draw:frame draw:style-name="gr6" draw:text-style-name="P7" draw:layer="layout" svg:width="2.554cm" svg:height="0.331cm" svg:x="5.047cm" svg:y="19.503cm">
          <draw:text-box>
            <text:p text:style-name="P3"><text:span text:style-name="T3">Initialize</text:span><text:span text:style-name="T2"> </text:span><text:span text:style-name="T3">USB</text:span><text:span text:style-name="T2"> </text:span><text:span text:style-name="T3">port</text:span></text:p>
          </draw:text-box>
        </draw:frame>
        <draw:frame draw:style-name="gr6" draw:text-style-name="P7" draw:layer="layout" svg:width="0.594cm" svg:height="0.331cm" svg:x="14.395cm" svg:y="22.028cm">
          <draw:text-box>
            <text:p text:style-name="P3"><text:span text:style-name="T3">OS,</text:span><text:span text:style-name="T2"> </text:span></text:p>
          </draw:text-box>
        </draw:frame>
        <draw:polygon draw:style-name="gr8" draw:text-style-name="P5" draw:layer="layout" svg:width="3.724cm" svg:height="0.898cm" svg:x="4.228cm" svg:y="13.788cm" svg:viewBox="0 0 3725 899" draw:points="0,450 1876,0 3725,450 1876,899">
          <text:p/>
        </draw:polygon>
        <draw:frame draw:style-name="gr6" draw:text-style-name="P7" draw:layer="layout" svg:width="3.146cm" svg:height="0.331cm" svg:x="13.283cm" svg:y="22.366cm">
          <draw:text-box>
            <text:p text:style-name="P3"><text:span text:style-name="T3">Boot</text:span><text:span text:style-name="T2"> </text:span><text:span text:style-name="T3">or</text:span><text:span text:style-name="T2"> </text:span><text:span text:style-name="T3">download</text:span><text:span text:style-name="T2"> </text:span><text:span text:style-name="T3">end</text:span></text:p>
          </draw:text-box>
        </draw:frame>
        <draw:frame draw:style-name="gr6" draw:text-style-name="P7" draw:layer="layout" svg:width="2.622cm" svg:height="0.331cm" svg:x="5.042cm" svg:y="14.049cm">
          <draw:text-box>
            <text:p text:style-name="P3"><text:span text:style-name="T3">ID</text:span><text:span text:style-name="T2"> </text:span><text:span text:style-name="T3">BLOCK</text:span><text:span text:style-name="T2"> </text:span><text:span text:style-name="T3">correct?</text:span></text:p>
          </draw:text-box>
        </draw:frame>
        <draw:frame draw:style-name="gr6" draw:text-style-name="P7" draw:layer="layout" svg:width="0.497cm" svg:height="0.331cm" svg:x="8.221cm" svg:y="13.8cm">
          <draw:text-box>
            <text:p text:style-name="P3"><text:span text:style-name="T3">Yes</text:span></text:p>
          </draw:text-box>
        </draw:frame>
        <draw:polygon draw:style-name="gr8" draw:text-style-name="P5" draw:layer="layout" svg:width="3.724cm" svg:height="0.898cm" svg:x="4.228cm" svg:y="17.564cm" svg:viewBox="0 0 3725 899" draw:points="0,449 1876,0 3725,449 1876,899">
          <text:p/>
        </draw:polygon>
        <draw:frame draw:style-name="gr6" draw:text-style-name="P7" draw:layer="layout" svg:width="0.387cm" svg:height="0.331cm" svg:x="6.331cm" svg:y="14.897cm">
          <draw:text-box>
            <text:p text:style-name="P3"><text:span text:style-name="T3">No</text:span></text:p>
          </draw:text-box>
        </draw:frame>
        <draw:frame draw:style-name="gr6" draw:text-style-name="P7" draw:layer="layout" svg:width="2.622cm" svg:height="0.331cm" svg:x="5.044cm" svg:y="17.841cm">
          <draw:text-box>
            <text:p text:style-name="P3"><text:span text:style-name="T3">ID</text:span><text:span text:style-name="T2"> </text:span><text:span text:style-name="T3">BLOCK</text:span><text:span text:style-name="T2"> </text:span><text:span text:style-name="T3">correct?</text:span></text:p>
          </draw:text-box>
        </draw:frame>
        <draw:frame draw:style-name="gr6" draw:text-style-name="P7" draw:layer="layout" svg:width="0.497cm" svg:height="0.331cm" svg:x="8.453cm" svg:y="17.741cm">
          <draw:text-box>
            <text:p text:style-name="P3"><text:span text:style-name="T3">Yes</text:span></text:p>
          </draw:text-box>
        </draw:frame>
        <draw:line draw:style-name="gr5" draw:text-style-name="P6" draw:layer="layout" svg:x1="9.801cm" svg:y1="22.317cm" svg:x2="12.178cm" svg:y2="22.317cm">
          <text:p/>
        </draw:line>
        <draw:path draw:style-name="gr2" draw:text-style-name="P2" draw:layer="layout" svg:width="0.264cm" svg:height="0.249cm" svg:x="12.126cm" svg:y="22.2cm" svg:viewBox="0 0 265 250" svg:d="M265 118l-265 132 5-2c39-78 39-170 0-248l-5 11z">
          <text:p/>
        </draw:path>
        <draw:line draw:style-name="gr5" draw:text-style-name="P6" draw:layer="layout" svg:x1="18.095cm" svg:y1="13.076cm" svg:x2="18.095cm" svg:y2="22.369cm">
          <text:p/>
        </draw:line>
        <draw:line draw:style-name="gr5" draw:text-style-name="P6" draw:layer="layout" svg:x1="18.095cm" svg:y1="22.369cm" svg:x2="16.986cm" svg:y2="22.369cm">
          <text:p/>
        </draw:line>
        <draw:path draw:style-name="gr2" draw:text-style-name="P2" draw:layer="layout" svg:width="0.264cm" svg:height="0.265cm" svg:x="16.801cm" svg:y="22.237cm" svg:viewBox="0 0 265 266" svg:d="M0 133l265-133-11 12c-39 79-39 171 0 249l11 5z">
          <text:p/>
        </draw:path>
        <draw:polygon draw:style-name="gr4" draw:text-style-name="P5" draw:layer="layout" svg:width="3.381cm" svg:height="0.792cm" svg:x="4.413cm" svg:y="4.204cm" svg:viewBox="0 0 3382 793" draw:points="0,0 3382,0 3382,793 0,793">
          <text:p/>
        </draw:polygon>
        <draw:polygon draw:style-name="gr5" draw:text-style-name="P6" draw:layer="layout" svg:width="3.381cm" svg:height="0.792cm" svg:x="4.413cm" svg:y="4.204cm" svg:viewBox="0 0 3382 793" draw:points="0,793 3382,793 3382,0 0,0">
          <text:p/>
        </draw:polygon>
        <draw:frame draw:style-name="gr6" draw:text-style-name="P7" draw:layer="layout" svg:width="0.387cm" svg:height="0.331cm" svg:x="6.331cm" svg:y="18.59cm">
          <draw:text-box>
            <text:p text:style-name="P3"><text:span text:style-name="T3">No</text:span></text:p>
          </draw:text-box>
        </draw:frame>
        <draw:frame draw:style-name="gr6" draw:text-style-name="P7" draw:layer="layout" svg:width="3.197cm" svg:height="0.331cm" svg:x="4.863cm" svg:y="4.255cm">
          <draw:text-box>
            <text:p text:style-name="P3"><text:span text:style-name="T3">Check</text:span><text:span text:style-name="T2"> </text:span><text:span text:style-name="T3">ID</text:span><text:span text:style-name="T2"> </text:span><text:span text:style-name="T3">BLOCK</text:span><text:span text:style-name="T2"> </text:span><text:span text:style-name="T3">from</text:span><text:span text:style-name="T2"> </text:span></text:p>
          </draw:text-box>
        </draw:frame>
        <draw:polygon draw:style-name="gr4" draw:text-style-name="P5" draw:layer="layout" svg:width="3.698cm" svg:height="0.924cm" svg:x="4.254cm" svg:y="5.947cm" svg:viewBox="0 0 3699 925" draw:points="0,450 1850,0 3699,450 1850,925">
          <text:p/>
        </draw:polygon>
        <draw:polygon draw:style-name="gr5" draw:text-style-name="P6" draw:layer="layout" svg:width="3.698cm" svg:height="0.924cm" svg:x="4.254cm" svg:y="5.947cm" svg:viewBox="0 0 3699 925" draw:points="0,450 1850,0 3699,450 1850,925">
          <text:p/>
        </draw:polygon>
        <draw:frame draw:style-name="gr6" draw:text-style-name="P7" draw:layer="layout" svg:width="3.155cm" svg:height="0.331cm" svg:x="4.824cm" svg:y="4.593cm">
          <draw:text-box>
            <text:p text:style-name="P3"><text:span text:style-name="T3">external</text:span><text:span text:style-name="T2"> </text:span><text:span text:style-name="T3">SPI</text:span><text:span text:style-name="T2"> </text:span><text:span text:style-name="T3">Nor</text:span><text:span text:style-name="T2"> </text:span><text:span text:style-name="T3">Flash</text:span></text:p>
          </draw:text-box>
        </draw:frame>
        <draw:line draw:style-name="gr5" draw:text-style-name="P6" draw:layer="layout" svg:x1="6.103cm" svg:y1="4.996cm" svg:x2="6.103cm" svg:y2="5.762cm">
          <text:p/>
        </draw:line>
        <draw:path draw:style-name="gr2" draw:text-style-name="P2" draw:layer="layout" svg:width="0.264cm" svg:height="0.247cm" svg:x="5.971cm" svg:y="5.7cm" svg:viewBox="0 0 265 248" svg:d="M132 248l-132-239 10-9c78 39 170 39 249 0l6 9z">
          <text:p/>
        </draw:path>
        <draw:line draw:style-name="gr5" draw:text-style-name="P6" draw:layer="layout" svg:x1="6.103cm" svg:y1="6.871cm" svg:x2="6.103cm" svg:y2="7.795cm">
          <text:p/>
        </draw:line>
        <draw:path draw:style-name="gr2" draw:text-style-name="P2" draw:layer="layout" svg:width="0.264cm" svg:height="0.264cm" svg:x="5.971cm" svg:y="7.742cm" svg:viewBox="0 0 265 265" svg:d="M132 265l-132-265 10 4c78 39 169 39 249 0l6-4z">
          <text:p/>
        </draw:path>
        <draw:frame draw:style-name="gr6" draw:text-style-name="P7" draw:layer="layout" svg:width="2.622cm" svg:height="0.331cm" svg:x="5.051cm" svg:y="6.228cm">
          <draw:text-box>
            <text:p text:style-name="P3"><text:span text:style-name="T3">ID</text:span><text:span text:style-name="T2"> </text:span><text:span text:style-name="T3">BLOCK</text:span><text:span text:style-name="T2"> </text:span><text:span text:style-name="T3">correct?</text:span></text:p>
          </draw:text-box>
        </draw:frame>
        <draw:polyline draw:style-name="gr5" draw:text-style-name="P6" draw:layer="layout" svg:width="3.751cm" svg:height="0.977cm" svg:x="7.952cm" svg:y="13.26cm" svg:viewBox="0 0 3752 978" draw:points="0,978 3752,978 3752,0">
          <text:p/>
        </draw:polyline>
        <draw:path draw:style-name="gr2" draw:text-style-name="P2" draw:layer="layout" svg:width="0.248cm" svg:height="0.25cm" svg:x="11.571cm" svg:y="13.076cm" svg:viewBox="0 0 249 251" svg:d="M132 0l107 237 10 14c-79-40-171-40-249 0v-14z">
          <text:p/>
        </draw:path>
        <draw:polyline draw:style-name="gr5" draw:text-style-name="P6" draw:layer="layout" svg:width="8.928cm" svg:height="4.699cm" svg:x="7.952cm" svg:y="6.396cm" svg:viewBox="0 0 8929 4700" draw:points="0,0 8929,0 8929,4700">
          <text:p/>
        </draw:polyline>
        <draw:path draw:style-name="gr2" draw:text-style-name="P2" draw:layer="layout" svg:width="0.25cm" svg:height="0.241cm" svg:x="16.762cm" svg:y="11.039cm" svg:viewBox="0 0 251 242" svg:d="M119 242l-107-238-12-4c80 39 171 39 249 0l2 4z">
          <text:p/>
        </draw:path>
        <draw:frame draw:style-name="gr6" draw:text-style-name="P7" draw:layer="layout" svg:width="0.387cm" svg:height="0.331cm" svg:x="6.259cm" svg:y="6.919cm">
          <draw:text-box>
            <text:p text:style-name="P3"><text:span text:style-name="T3">No</text:span></text:p>
          </draw:text-box>
        </draw:frame>
        <draw:frame draw:style-name="gr6" draw:text-style-name="P7" draw:layer="layout" svg:width="0.497cm" svg:height="0.331cm" svg:x="8.468cm" svg:y="5.951cm">
          <draw:text-box>
            <text:p text:style-name="P3"><text:span text:style-name="T3">Yes</text:span></text:p>
          </draw:text-box>
        </draw:frame>
        <draw:frame draw:style-name="gr3" draw:text-style-name="P4" draw:layer="layout" svg:width="0.372cm" svg:height="0.437cm" svg:x="18.68cm" svg:y="23.25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7.622cm" svg:height="0.437cm" svg:x="5.183cm" svg:y="24.3cm">
          <draw:text-box>
            <text:p text:style-name="P3"><text:span text:style-name="T4">Fig. 2­2 RK3399 boot procedure flow</text:span><text:span text:style-name="T4"><text:tab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mbria1" svg:font-family="Cambria"/>
    <style:font-face style:name="NimbusSans1" svg:font-family="NimbusSans"/>
    <style:font-face style:name="Verdana1" svg:font-family="Verdana"/>
    <style:font-face style:name="Calibri" svg:font-family="Calibri" style:font-pitch="variable"/>
    <style:font-face style:name="Cambria" svg:font-family="Cambria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imbusSans" svg:font-family="NimbusSans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.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